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M Roman 10" svg:font-family="'LM Roman 10'" style:font-family-generic="roman" style:font-pitch="variable"/>
    <style:font-face style:name="LM Roman Caps 10" svg:font-family="'LM Roman Caps 10'" style:font-family-generic="roman" style:font-pitch="variable"/>
    <style:font-face style:name="LM Roman Demi 10" svg:font-family="'LM Roman Demi 10'" style:font-family-generic="roman" style:font-pitch="variable"/>
    <style:font-face style:name="LMRoman12-Regular" svg:font-family="LMRoman12-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MMathSymbols8-Regular" svg:font-family="LMMathSymbols8-Regular" style:font-family-generic="system" style:font-pitch="variable"/>
    <style:font-face style:name="LMRoman12-Bold" svg:font-family="LMRoman12-Bold" style:font-family-generic="system" style:font-pitch="variable"/>
    <style:font-face style:name="LMRoman12-Regular1" svg:font-family="LMRoman12-Regular" style:font-family-generic="system" style:font-pitch="variable"/>
    <style:font-face style:name="LMRomanCaps10-Regular" svg:font-family="LMRomanCaps10-Regular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M Roman Demi 10" fo:font-size="12pt" fo:language="es" fo:country="ES" fo:font-weight="bold" style:font-size-asian="12pt" style:font-weight-asian="bold" style:font-name-complex="LMRoman12-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M Roman Demi 10" fo:font-size="44pt" fo:language="es" fo:country="ES" fo:font-weight="bold" style:font-size-asian="44pt" style:font-weight-asian="bold" style:font-name-complex="LMRoman12-Bold" style:font-size-complex="44pt" style:font-weight-complex="bold"/>
    </style:style>
    <style:style style:name="P3" style:family="paragraph" style:parent-style-name="Standard">
      <style:text-properties style:font-name="LMRoman12-Regular" fo:font-size="12pt" fo:language="es" fo:country="ES" style:font-size-asian="12pt" style:font-name-complex="LMRoman12-Regular1" style:font-size-complex="12pt"/>
    </style:style>
    <style:style style:name="P4" style:family="paragraph" style:parent-style-name="Standard"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5" style:family="paragraph" style:parent-style-name="Standard"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mbria" fo:font-size="14pt" fo:font-weight="bold" style:font-size-asian="14pt" style:font-weight-asian="bold" style:font-size-complex="14pt"/>
    </style:style>
    <style:style style:name="P7" style:family="paragraph" style:parent-style-name="Standard">
      <style:text-properties style:font-name="Cambria" fo:font-weight="bold" style:font-weight-asian="bold"/>
    </style:style>
    <style:style style:name="P8" style:family="paragraph" style:parent-style-name="Standard">
      <style:text-properties style:font-name="Cambria" fo:font-weight="bold" style:font-weight-asian="bold" style:font-weight-complex="bold"/>
    </style:style>
    <style:style style:name="P9" style:family="paragraph" style:parent-style-name="Standard">
      <style:text-properties style:font-name="Cambria" fo:font-weight="bold" officeooo:rsid="00205583" officeooo:paragraph-rsid="00205583" style:font-weight-asian="bold" style:font-weight-complex="bold"/>
    </style:style>
    <style:style style:name="P10" style:family="paragraph" style:parent-style-name="Standard">
      <style:text-properties style:font-name="Cambria" fo:font-weight="bold" officeooo:rsid="0023b344" officeooo:paragraph-rsid="0023b344" style:font-weight-asian="bold" style:font-weight-complex="bold"/>
    </style:style>
    <style:style style:name="P11" style:family="paragraph" style:parent-style-name="Standard">
      <style:text-properties style:font-name="Cambria" fo:font-weight="bold" officeooo:rsid="00205583" officeooo:paragraph-rsid="00205583" style:font-weight-asian="bold"/>
    </style:style>
    <style:style style:name="P12" style:family="paragraph" style:parent-style-name="Standard">
      <style:text-properties style:font-name="Cambria" fo:font-weight="bold" officeooo:rsid="0023b344" officeooo:paragraph-rsid="0023b344" style:font-weight-asian="bold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style:font-name="LM Roman 10" fo:font-size="12pt" fo:language="es" fo:country="ES" style:font-size-asian="12pt" style:font-name-complex="LMRoman12-Bold" style:font-size-complex="12pt" style:font-weight-complex="bold"/>
    </style:style>
    <style:style style:name="P15" style:family="paragraph" style:parent-style-name="Standard">
      <style:text-properties officeooo:rsid="001c0e96" officeooo:paragraph-rsid="001c0e96"/>
    </style:style>
    <style:style style:name="P16" style:family="paragraph" style:parent-style-name="Standard">
      <style:text-properties officeooo:rsid="001e002d" officeooo:paragraph-rsid="001e002d"/>
    </style:style>
    <style:style style:name="P17" style:family="paragraph" style:parent-style-name="Standard">
      <style:text-properties officeooo:rsid="001eece8" officeooo:paragraph-rsid="001eece8"/>
    </style:style>
    <style:style style:name="P18" style:family="paragraph" style:parent-style-name="Standard">
      <style:text-properties style:font-name="Calibri1" fo:font-weight="normal" officeooo:rsid="001fc3e3" officeooo:paragraph-rsid="0023b344" style:font-weight-asian="normal" style:font-weight-complex="normal"/>
    </style:style>
    <style:style style:name="P19" style:family="paragraph" style:parent-style-name="Standard">
      <style:text-properties style:font-name="Calibri1" fo:font-weight="normal" officeooo:rsid="00205583" officeooo:paragraph-rsid="00205583" style:font-weight-asian="normal" style:font-weight-complex="normal"/>
    </style:style>
    <style:style style:name="P20" style:family="paragraph" style:parent-style-name="Standard">
      <style:text-properties style:font-name="Calibri1" fo:font-weight="normal" officeooo:rsid="00212f4b" officeooo:paragraph-rsid="00212f4b" style:font-weight-asian="normal" style:font-weight-complex="normal"/>
    </style:style>
    <style:style style:name="P21" style:family="paragraph" style:parent-style-name="Standard">
      <style:text-properties officeooo:rsid="0021d739" officeooo:paragraph-rsid="0021d739"/>
    </style:style>
    <style:style style:name="P22" style:family="paragraph" style:parent-style-name="Standard">
      <style:text-properties officeooo:rsid="00295064" officeooo:paragraph-rsid="00295064"/>
    </style:style>
    <style:style style:name="P23" style:family="paragraph" style:parent-style-name="Standard">
      <style:text-properties officeooo:paragraph-rsid="003055e0"/>
    </style:style>
    <style:style style:name="P24" style:family="paragraph" style:parent-style-name="Standard">
      <style:text-properties officeooo:paragraph-rsid="00315b15"/>
    </style:style>
    <style:style style:name="P25" style:family="paragraph" style:parent-style-name="Standard">
      <style:text-properties fo:font-weight="normal" officeooo:rsid="0021d739" officeooo:paragraph-rsid="0021d739" style:font-weight-asian="normal" style:font-weight-complex="normal"/>
    </style:style>
    <style:style style:name="P26" style:family="paragraph" style:parent-style-name="Standard">
      <style:text-properties officeooo:rsid="003055e0" officeooo:paragraph-rsid="00315b15"/>
    </style:style>
    <style:style style:name="P27" style:family="paragraph" style:parent-style-name="Standard">
      <style:text-properties officeooo:rsid="00315b15" officeooo:paragraph-rsid="00315b15"/>
    </style:style>
    <style:style style:name="P28" style:family="paragraph" style:parent-style-name="Standard">
      <style:paragraph-properties fo:margin-top="0cm" fo:margin-bottom="0cm" loext:contextual-spacing="false" fo:line-height="100%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-complex="Courier New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paragraph-rsid="00315b15" style:font-name-complex="Courier New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rsid="003180ad" officeooo:paragraph-rsid="003180ad" style:font-name-complex="Courier New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rsid="00343d33" officeooo:paragraph-rsid="00343d33" style:font-name-complex="Courier New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Cambria" fo:font-size="14pt" style:text-underline-style="solid" style:text-underline-width="auto" style:text-underline-color="font-color" fo:font-weight="bold" style:font-size-asian="14pt" style:font-weight-asian="bold" style:font-name-complex="Courier New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Cambria" fo:font-size="14pt" style:text-underline-style="solid" style:text-underline-width="auto" style:text-underline-color="font-color" fo:font-weight="bold" officeooo:rsid="00343d33" officeooo:paragraph-rsid="00343d33" style:font-size-asian="12.25pt" style:font-weight-asian="bold" style:font-name-complex="Courier New" style:font-size-complex="14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M Roman 10" fo:font-size="12pt" fo:language="es" fo:country="ES" style:font-size-asian="12pt" style:font-name-complex="LMRoman12-Regular1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M Roman Demi 10" fo:font-size="12pt" fo:language="es" fo:country="ES" fo:font-weight="bold" style:font-size-asian="12pt" style:font-weight-asian="bold" style:font-name-complex="LMRoman12-Bold" style:font-size-complex="12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font-weight="normal" officeooo:rsid="00343d33" officeooo:paragraph-rsid="00343d33" style:font-weight-asian="normal" style:font-name-complex="Courier New" style:font-weight-complex="normal"/>
    </style:style>
    <style:style style:name="P3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LM Roman Caps 10" fo:font-size="17pt" fo:language="en" fo:country="US" style:font-size-asian="17pt" style:font-name-complex="LMRomanCaps10-Regular" style:font-size-complex="17pt"/>
    </style:style>
    <style:style style:name="P40" style:family="paragraph" style:parent-style-name="Standard">
      <style:text-properties style:font-name="Cambria" fo:font-weight="bold" style:font-weight-asian="bold"/>
    </style:style>
    <style:style style:name="P41" style:family="paragraph" style:parent-style-name="Standard">
      <style:text-properties style:font-name="Cambria" fo:font-weight="bold" officeooo:rsid="003aeb1c" officeooo:paragraph-rsid="003aeb1c" style:font-weight-asian="bold"/>
    </style:style>
    <style:style style:name="P42" style:family="paragraph" style:parent-style-name="Standard">
      <style:text-properties style:font-name="Cambria" fo:font-size="14pt" style:font-size-asian="14pt" style:font-size-complex="14pt"/>
    </style:style>
    <style:style style:name="P43" style:family="paragraph" style:parent-style-name="Standard">
      <style:text-properties style:font-name="Calibri1" fo:font-weight="normal" officeooo:rsid="003aeb1c" officeooo:paragraph-rsid="003aeb1c" style:font-weight-asian="normal" style:font-weight-complex="normal"/>
    </style:style>
    <style:style style:name="P44" style:family="paragraph" style:parent-style-name="Standard">
      <style:text-properties style:font-name="Cambria" fo:font-weight="bold" officeooo:paragraph-rsid="00315b15" style:font-weight-asian="bold" style:font-weight-complex="bold"/>
    </style:style>
    <style:style style:name="P45" style:family="paragraph" style:parent-style-name="Standard">
      <style:text-properties style:font-name="Cambria" fo:font-weight="bold" officeooo:rsid="003055e0" officeooo:paragraph-rsid="00315b15" style:font-weight-asian="bold" style:font-weight-complex="bold"/>
    </style:style>
    <style:style style:name="T1" style:family="text">
      <style:text-properties style:font-name="LM Roman 10" fo:font-size="12pt" fo:language="es" fo:country="ES" style:font-size-asian="12pt" style:font-name-complex="LMRoman12-Regular1" style:font-size-complex="12pt"/>
    </style:style>
    <style:style style:name="T2" style:family="text">
      <style:text-properties style:font-name="LM Roman 10" fo:font-size="12pt" fo:language="es" fo:country="ES" officeooo:rsid="001c0e96" style:font-size-asian="12pt" style:font-name-complex="LMRoman12-Regular1" style:font-size-complex="12pt"/>
    </style:style>
    <style:style style:name="T3" style:family="text">
      <style:text-properties style:font-name="LM Roman 10" fo:font-size="12pt" fo:language="es" fo:country="ES" style:font-size-asian="12pt" style:font-name-complex="LMMathSymbols8-Regular" style:font-size-complex="12pt"/>
    </style:style>
    <style:style style:name="T4" style:family="text">
      <style:text-properties style:font-name="Cambria" fo:font-weight="bold" style:font-weight-asian="bold"/>
    </style:style>
    <style:style style:name="T5" style:family="text">
      <style:text-properties style:font-name="Cambria" fo:font-weight="bold" style:font-weight-asian="bold" style:font-weight-complex="bold"/>
    </style:style>
    <style:style style:name="T6" style:family="text">
      <style:text-properties officeooo:rsid="001c0e9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15b15" style:font-weight-asian="bold" style:font-weight-complex="bold"/>
    </style:style>
    <style:style style:name="T9" style:family="text">
      <style:text-properties officeooo:rsid="001e002d"/>
    </style:style>
    <style:style style:name="T10" style:family="text">
      <style:text-properties officeooo:rsid="001eece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83b01" style:font-weight-asian="normal" style:font-weight-complex="normal"/>
    </style:style>
    <style:style style:name="T13" style:family="text">
      <style:text-properties officeooo:rsid="00205583"/>
    </style:style>
    <style:style style:name="T14" style:family="text">
      <style:text-properties officeooo:rsid="00212f4b"/>
    </style:style>
    <style:style style:name="T15" style:family="text">
      <style:text-properties officeooo:rsid="0023b344"/>
    </style:style>
    <style:style style:name="T16" style:family="text">
      <style:text-properties officeooo:rsid="00258d2e"/>
    </style:style>
    <style:style style:name="T17" style:family="text">
      <style:text-properties officeooo:rsid="0027c65c"/>
    </style:style>
    <style:style style:name="T18" style:family="text">
      <style:text-properties officeooo:rsid="00283b01"/>
    </style:style>
    <style:style style:name="T19" style:family="text">
      <style:text-properties officeooo:rsid="002b82e3"/>
    </style:style>
    <style:style style:name="T20" style:family="text">
      <style:text-properties officeooo:rsid="00315b15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Organización de Computadoras</text:p>
      <text:p text:style-name="P36">Departamento de Ciencias e Ingeniería de la Computación</text:p>
      <text:p text:style-name="P36">Universidad Nacional del Sur<text:bookmark text:name="_GoBack"/></text:p>
      <text:p text:style-name="P37">Segundo Cuatrimestre de 2016</text:p>
      <text:p text:style-name="P29"><text:span text:style-name="T1">Proyecto N</text:span><text:span text:style-name="T3">º </text:span><text:span text:style-name="T2">2</text:span></text:p>
      <text:p text:style-name="P2">Programación en Lenguaje <text:span text:style-name="T6">Ensamblador</text:span></text:p>
      <text:p text:style-name="P1"/>
      <text:p text:style-name="P1"/>
      <text:p text:style-name="P1"/>
      <text:p text:style-name="P1"/>
      <text:p text:style-name="P1"/>
      <text:p text:style-name="P1"/>
      <text:p text:style-name="P1">Integrantes de la comisión</text:p>
      <text:p text:style-name="P14">Lencina Sebastián</text:p>
      <text:p text:style-name="P14">Landau Nicolás</text:p>
      <text:p text:style-name="P3"/>
      <text:p text:style-name="P3"/>
      <text:p text:style-name="P3"/>
      <text:p text:style-name="P3"/>
      <text:p text:style-name="P42"><text:span text:style-name="T21"/></text:p>
      <text:p text:style-name="P42"><text:soft-page-break/><text:span text:style-name="T21">Definiciones y especificación de requerimientos</text:span></text:p>
      <text:p text:style-name="P5"/>
      <text:p text:style-name="P8">Definición general del proyecto</text:p>
      <text:p text:style-name="Standard">Éste proyecto de software fue realizado a fines de evaluar los conceptos aprendidos, en el lenguaje <text:span text:style-name="T6">assembler para Intel x86</text:span>, en la materia de Organización de Computadoras.</text:p>
      <text:p text:style-name="P15">El objetivo de este proyecto consiste en implementar en lenguaje ensamblador, un programa para volcar el contenido de un archivo en formato hexadecimal y ASCII. Esta salida <text:span text:style-name="T9">será </text:span><text:s/>similar a la producida por el comando <text:span text:style-name="T7">hexdump -C</text:span>.</text:p>
      <text:p text:style-name="Standard"/>
      <text:p text:style-name="P7">Especificación de requerimientos del proyecto de software</text:p>
      <text:p text:style-name="P11">Requisitos generales:</text:p>
      <text:p text:style-name="P16">La implementaci<text:span text:style-name="T10">ó</text:span>n debe realizarse utilizando el ensamblador Yasm, sobre arquitectura Intel x86, haciendo uso de las llamadas al sistema provistas por el sistema operativo Linux.</text:p>
      <text:p text:style-name="P16">En la implementación se debe priorizar la legibilidad del código ante el rendimiento. Ademas deben ser utilizadas técnicas correctas de programación, aplicando los conocimientos estudiados a lo largo de la carrera.</text:p>
      <text:p text:style-name="P17">El programa debe funcionar en la máquina virtual GNU/Linux provista por la cátedra.</text:p>
      <text:p text:style-name="P9">Requisitos funcionales:</text:p>
      <text:p text:style-name="P19">El programa debe tomar el contenido del archivo de entrada, <text:span text:style-name="T14">de tamaño máximo 1MB, </text:span><text:s/>y mostrarlo por pantalla, organizado de la siguiente forma:</text:p>
      <text:p text:style-name="P19"><text:tab/>[<text:span text:style-name="T14">Dirección</text:span> base] <text:s/>[Contenido hexadecimal] <text:s/>[Contenido ASCII]</text:p>
      <text:p text:style-name="P20">El programa debe contar con los siguientes códigos de retorno:</text:p>
      <text:p text:style-name="P20"><text:tab/>Salida = 0 : Terminación normal. </text:p>
      <text:p text:style-name="P20"><text:tab/>Salida = 1 : Terminación anormal.</text:p>
      <text:p text:style-name="P20"><text:tab/>Salida = 2: Terminación anormal por error en el archivo de entrada.</text:p>
      <text:p text:style-name="P21">Se debe contar contar con un <text:span text:style-name="T18">parámetro</text:span> opcional <text:span text:style-name="T7">-h</text:span><text:span text:style-name="T11"> para imprimir un mensaje de ayuda. Tiene </text:span><text:span text:style-name="T12">terminación</text:span><text:span text:style-name="T11"> normal y debe estar ubicado como primer argumento. Luego de imprimir el texto de ayuda, el programa termina ignorando otros argumentos.</text:span></text:p>
      <text:p text:style-name="P25"/>
      <text:p text:style-name="Standard"><text:soft-page-break/><text:s/><text:span text:style-name="T4">Especificaciones de procedimiento </text:span></text:p>
      <text:p text:style-name="Standard">El lenguaje utilizado fue <text:span text:style-name="T17">assembler para Intel x86</text:span>. <text:span text:style-name="T18">El código fuente fue escrito en Emacs24 y se utilizo el Data Display Debugger para realizar el debugging. </text:span>El sistema operativo utilizado es Devuan, una distribución gratuita de Linux proveniente de Debian.</text:p>
      <text:p text:style-name="P22">Se <text:span text:style-name="T19">decidió realizar un bucle principal que lea un byte y cuente cuantos bytes ya leí, y llame a las subrutinas. Se realizo una subrutina para imprimir la dirección actual al principio de cada fila, otra para imprimir el byte actual, otra para llenar el template de valores ASCII, y por ultimo uno que imprima el template ASCII e imprima una nueva linea al final de cada fila.</text:span></text:p>
      <text:p text:style-name="Standard">De mas esta decir que cualquier duda que un integrante tenia, el otro integrante estaba a disposición para intentar resolver esa duda.</text:p>
      <text:p text:style-name="Standard"/>
      <text:p text:style-name="P7">Procedimientos de instalación y de prueba</text:p>
      <text:p text:style-name="P41">Requisitos no funcionales:</text:p>
      <text:p text:style-name="P43">Ninguno.</text:p>
      <text:p text:style-name="P12">Obtención:</text:p>
      <text:p text:style-name="Standard">El código fuente será entregado al asistente de la <text:span text:style-name="T15">cátedra</text:span> para su evaluación. </text:p>
      <text:p text:style-name="P10">Instalación:</text:p>
      <text:p text:style-name="P18"><text:span text:style-name="T5">Para linux x86:</text:span> <text:span text:style-name="T16">P</text:span>rimero se debe compilar el código fuente:</text:p>
      <text:p text:style-name="P18"><text:tab/>$ yasm -f elf volcar.asm</text:p>
      <text:p text:style-name="P18">Luego se vincula el código objeto:</text:p>
      <text:p text:style-name="P18"><text:tab/>$ ld -o volcar volcar.o</text:p>
      <text:p text:style-name="P18">Y finalmente se ejecuta el programa resultante:</text:p>
      <text:p text:style-name="P18"><text:tab/>$ ./volcar <text:span text:style-name="T13">[-h] &lt;archivo&gt;</text:span></text:p>
      <text:p text:style-name="P18"/>
      <text:p text:style-name="P18"/>
      <text:p text:style-name="P18"><text:span text:style-name="T5">Para linux x64:</text:span> <text:span text:style-name="T16">P</text:span>rimero se debe compilar el código fuente:</text:p>
      <text:p text:style-name="P18"><text:tab/>$ yasm -f elf -m x86 volcar.asm</text:p>
      <text:p text:style-name="P18">Luego se vincula el código objeto:</text:p>
      <text:p text:style-name="P18"><text:soft-page-break/><text:tab/>$ ld -o volcar -m elf_i386 volcar.o</text:p>
      <text:p text:style-name="P18">Y finalmente se ejecuta el programa resultante:</text:p>
      <text:p text:style-name="P18"><text:tab/>$ ./volcar <text:span text:style-name="T13">[-h] &lt;archivo&gt;</text:span></text:p>
      <text:p text:style-name="P13"/>
      <text:p text:style-name="Standard"/>
      <text:p text:style-name="P4">Arquitectura del sistema</text:p>
      <text:p text:style-name="P6"/>
      <text:p text:style-name="P44">Descripción Jerárquica: </text:p>
      <text:p text:style-name="P26">El proyecto cuenta solamente con un archivo de código fuente, volcar.asm.</text:p>
      <text:p text:style-name="P24"/>
      <text:p text:style-name="P45">Dependencias externas: </text:p>
      <text:p text:style-name="P26">El programa realiza interrupciones al sistema operativo.</text:p>
      <text:p text:style-name="P27">La consola de salida debe admitir caracteres codificados en ASCII extendido.</text:p>
      <text:p text:style-name="P23"><text:tab/><text:tab/><text:tab/></text:p>
      <text:p text:style-name="P34">Diseño del modelo de datos</text:p>
      <text:p text:style-name="P34"/>
      <text:p text:style-name="P34"/>
      <text:p text:style-name="P31"><text:span text:style-name="T20">Los datos de entrada son los parámetros con los que se llama al programa. Esto es, el parámetro opcional </text:span><text:span text:style-name="T8">-h</text:span><text:span text:style-name="T20">, y la ruta al archivo.</text:span></text:p>
      <text:p text:style-name="P31"/>
      <text:p text:style-name="P32">La salida se da como texto por consola.</text:p>
      <text:p text:style-name="P32"/>
      <text:p text:style-name="P32"/>
      <text:p text:style-name="P35">Descripción de procesos y servicios ofrecidos</text:p>
      <text:p text:style-name="P32"/>
      <text:p text:style-name="P30"/>
      <text:p text:style-name="P33">El sistema realiza 2 tareas:</text:p>
      <text:p text:style-name="P33"/>
      <text:p text:style-name="P33">1- Imprimir por pantalla un texto de ayuda si el primer parámetro es <text:span text:style-name="T7">-h</text:span><text:span text:style-name="T11">.</text:span></text:p>
      <text:p text:style-name="P38"/>
      <text:p text:style-name="P38">2- Realizar el hexdump por pantalla si el parámetro es la ruta de un archivo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M Roman 10" svg:font-family="'LM Roman 10'" style:font-family-generic="roman" style:font-pitch="variable"/>
    <style:font-face style:name="LM Roman Caps 10" svg:font-family="'LM Roman Caps 10'" style:font-family-generic="roman" style:font-pitch="variable"/>
    <style:font-face style:name="LM Roman Demi 10" svg:font-family="'LM Roman Demi 10'" style:font-family-generic="roman" style:font-pitch="variable"/>
    <style:font-face style:name="LMRoman12-Regular" svg:font-family="LMRoman12-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MMathSymbols8-Regular" svg:font-family="LMMathSymbols8-Regular" style:font-family-generic="system" style:font-pitch="variable"/>
    <style:font-face style:name="LMRoman12-Bold" svg:font-family="LMRoman12-Bold" style:font-family-generic="system" style:font-pitch="variable"/>
    <style:font-face style:name="LMRoman12-Regular1" svg:font-family="LMRoman12-Regular" style:font-family-generic="system" style:font-pitch="variable"/>
    <style:font-face style:name="LMRomanCaps10-Regular" svg:font-family="LMRomanCaps10-Regular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Segoe UI" style:font-size-asian="11pt" style:language-asian="es" style:country-asian="A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Segoe UI" style:font-size-asian="11pt" style:language-asian="es" style:country-asian="A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TEBOOK</meta:initial-creator>
    <meta:editing-cycles>55</meta:editing-cycles>
    <meta:creation-date>2016-10-09T18:51:00</meta:creation-date>
    <dc:date>2016-11-26T18:33:45.428000000</dc:date>
    <meta:editing-duration>PT6H40M35S</meta:editing-duration>
    <meta:generator>LibreOffice/5.1.2.2$Windows_x86 LibreOffice_project/d3bf12ecb743fc0d20e0be0c58ca359301eb705f</meta:generator>
    <meta:document-statistic meta:table-count="0" meta:image-count="0" meta:object-count="0" meta:page-count="4" meta:paragraph-count="62" meta:word-count="638" meta:character-count="4058" meta:non-whitespace-character-count="34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